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size="54pt" style:font-size-asian="54pt" style:font-size-complex="54pt"/>
    </style:style>
    <style:style style:name="P6" style:family="paragraph">
      <style:paragraph-properties fo:text-align="start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color="#ffffff"/>
    </style:style>
    <style:style style:name="T6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3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5" draw:layer="layout" svg:width="26.2cm" svg:height="2.376cm" svg:x="1cm" svg:y="8.8cm">
          <draw:text-box>
            <text:p text:style-name="P5"><text:span text:style-name="T1">RubyMotion is a Buzzwor</text:span><text:span text:style-name="T4">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13.001cm" svg:x="1.059cm" svg:y="4.984cm">
          <draw:text-box>
            <text:p text:style-name="P6"><text:span text:style-name="T4">Marc Lainez <text:s text:c="4"/>@mlainez</text:span></text:p>
            <text:p text:style-name="P6"><text:span text:style-name="T4"/></text:p>
            <text:p text:style-name="P6"><text:span text:style-name="T4">Yesterday: Xcode =&gt; nothing good came out of it. </text:span></text:p>
            <text:p text:style-name="P6"><text:span text:style-name="T4">Today: Rubymotion =&gt; almost finished an app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17.251cm" svg:x="1cm" svg:y="1.8cm">
          <draw:text-box>
            <text:p text:style-name="P6"><text:span text:style-name="T4">After years of iOS work, RubyMotion seems like a thousand kittens playing the piano while sliding down a double-rainbow.</text:span></text:p>
            <text:p text:style-name="P6"><text:span text:style-name="T4"/></text:p>
            <text:p text:style-name="P6"><text:span text:style-name="T4">Johannes Fahrenkrug </text:span></text:p>
            <text:p text:style-name="P6"><text:span text:style-name="T4">Founder, Springenwe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8.751cm" svg:x="1.059cm" svg:y="4.985cm">
          <draw:text-box>
            <text:p text:style-name="P6"><text:span text:style-name="T4">Matt Brewer <text:s text:c="3"/>@macfanatic</text:span></text:p>
            <text:p text:style-name="P6"><text:span text:style-name="T4"/></text:p>
            <text:p text:style-name="P6"><text:span text:style-name="T4">@RubyMotion Love, absolutely neede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"/></text:p>
                <text:p text:style-name="P7"><text:span text:style-name="T6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5"/></text:p>
                <text:p text:style-name="P7"><text:span text:style-name="T6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5"/></text:p>
                <text:p text:style-name="P7"><text:span text:style-name="T6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5"/></text:p>
                <text:p text:style-name="P7"><text:span text:style-name="T6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5"/></text:p>
                <text:p text:style-name="P7"><text:span text:style-name="T6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8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8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8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8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11:02:59</dc:date>
    <meta:editing-duration>PT44M37S</meta:editing-duration>
    <meta:editing-cycles>38</meta:editing-cycles>
    <meta:document-statistic meta:object-count="51"/>
  </office:meta>
</office:document-meta>
</file>